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15cm" fo:min-width="14.6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5.95cm" fo:min-width="7.0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3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36cm" fo:min-width="0.774cm"/>
    </style:style>
    <style:style style:name="gr5" style:family="graphic" style:parent-style-name="standard">
      <style:graphic-properties draw:fill-color="#81d41a" draw:opacity="99%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16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81d41a" draw:opacity="99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cm" svg:height="12.4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2.2cm" svg:x="10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8cm" svg:height="2.1cm" svg:x="2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2.1cm" svg:x="17.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cm" svg:height="1.6cm" svg:x="6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6cm" svg:y="1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8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draw:transform="rotate (1.5707963267949) translate (2.5cm 15cm)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7cm" svg:height="0.962cm" svg:x="10.5cm" svg:y="13.338cm">
          <draw:text-box>
            <text:p>-</text:p>
          </draw:text-box>
        </draw:frame>
        <draw:frame draw:style-name="gr6" draw:text-style-name="P6" draw:layer="layout" svg:width="0.6cm" svg:height="0.962cm" svg:x="10.4cm" svg:y="12.7cm">
          <draw:text-box>
            <text:p>+</text:p>
          </draw:text-box>
        </draw:frame>
        <draw:line draw:style-name="gr7" draw:text-style-name="P7" draw:layer="layout" svg:x1="18.4cm" svg:y1="7.9cm" svg:x2="18.4cm" svg:y2="6.7cm">
          <text:p/>
        </draw:line>
        <draw:frame draw:style-name="gr8" draw:text-style-name="P8" draw:layer="layout" svg:width="2.9cm" svg:height="1.427cm" svg:x="15.6cm" svg:y="8.173cm">
          <draw:text-box>
            <text:p><text:span text:style-name="T1">Ib=Kb*Vb</text:span></text:p>
          </draw:text-box>
        </draw:frame>
        <draw:frame draw:style-name="gr8" draw:text-style-name="P9" draw:layer="layout" svg:width="2.8cm" svg:height="1.427cm" svg:x="11.3cm" svg:y="12.337cm">
          <draw:text-box>
            <text:p><text:span text:style-name="T2">Vd=Kd</text:span><text:span text:style-name="T3">*</text:span><text:span text:style-name="T2">Id</text:span></text:p>
          </draw:text-box>
        </draw:frame>
        <draw:frame draw:style-name="gr9" draw:text-style-name="P9" draw:layer="layout" svg:width="1.2cm" svg:height="0.763cm" svg:x="6.3cm" svg:y="17.637cm">
          <draw:text-box>
            <text:p><text:span text:style-name="T3">R7</text:span></text:p>
          </draw:text-box>
        </draw:frame>
        <draw:frame draw:style-name="gr9" draw:text-style-name="P9" draw:layer="layout" svg:width="1.2cm" svg:height="0.763cm" svg:x="1.48cm" svg:y="13.315cm">
          <draw:text-box>
            <text:p><text:span text:style-name="T3">R6</text:span></text:p>
          </draw:text-box>
        </draw:frame>
        <draw:frame draw:style-name="gr9" draw:text-style-name="P9" draw:layer="layout" svg:width="1.2cm" svg:height="0.763cm" svg:x="6.4cm" svg:y="8.737cm">
          <draw:text-box>
            <text:p><text:span text:style-name="T3">R4</text:span></text:p>
          </draw:text-box>
        </draw:frame>
        <draw:frame draw:style-name="gr9" draw:text-style-name="P9" draw:layer="layout" svg:width="1.2cm" svg:height="0.763cm" svg:x="11.2cm" svg:y="8.237cm">
          <draw:text-box>
            <text:p><text:span text:style-name="T3">R3</text:span></text:p>
          </draw:text-box>
        </draw:frame>
        <draw:frame draw:style-name="gr9" draw:text-style-name="P9" draw:layer="layout" svg:width="1.2cm" svg:height="0.763cm" svg:x="14cm" svg:y="8.737cm">
          <draw:text-box>
            <text:p><text:span text:style-name="T3">R5</text:span></text:p>
          </draw:text-box>
        </draw:frame>
        <draw:frame draw:style-name="gr9" draw:text-style-name="P9" draw:layer="layout" svg:width="1.2cm" svg:height="0.763cm" svg:x="14.1cm" svg:y="2.6cm">
          <draw:text-box>
            <text:p><text:span text:style-name="T3">R2</text:span></text:p>
          </draw:text-box>
        </draw:frame>
        <draw:frame draw:style-name="gr9" draw:text-style-name="P9" draw:layer="layout" svg:width="1.2cm" svg:height="0.763cm" svg:x="6.7cm" svg:y="2.637cm">
          <draw:text-box>
            <text:p><text:span text:style-name="T3">R1</text:span></text:p>
          </draw:text-box>
        </draw:frame>
        <draw:custom-shape draw:style-name="gr5" draw:text-style-name="P5" draw:layer="layout" svg:width="2.6cm" svg:height="1.6cm" draw:transform="rotate (1.5707963267949) translate (10.1cm 8.3cm)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3cm" svg:height="2.8cm" svg:x="9cm" svg:y="6.1cm">
          <draw:text-box>
            <text:p><text:span text:style-name="T2">+ Vb -</text:span></text:p>
          </draw:text-box>
        </draw:frame>
        <draw:line draw:style-name="gr7" draw:text-style-name="P7" draw:layer="layout" svg:x1="4.5cm" svg:y1="12.7cm" svg:x2="4.5cm" svg:y2="14.6cm">
          <text:p/>
        </draw:line>
        <draw:frame draw:style-name="gr11" draw:text-style-name="P9" draw:layer="layout" svg:width="1cm" svg:height="0.9cm" svg:x="4.4cm" svg:y="13.1cm">
          <draw:text-box>
            <text:p><text:span text:style-name="T2">Id</text:span></text:p>
          </draw:text-box>
        </draw:frame>
        <draw:line draw:style-name="gr12" draw:text-style-name="P7" draw:layer="layout" svg:x1="3.3cm" svg:y1="10.5cm" svg:x2="2.4cm" svg:y2="10.5cm">
          <text:p/>
        </draw:line>
        <draw:line draw:style-name="gr12" draw:text-style-name="P7" draw:layer="layout" svg:x1="1.9cm" svg:y1="10.2cm" svg:x2="1.9cm" svg:y2="10.8cm">
          <text:p/>
        </draw:line>
        <draw:line draw:style-name="gr12" draw:text-style-name="P7" draw:layer="layout" svg:x1="2.4cm" svg:y1="9.3cm" svg:x2="2.4cm" svg:y2="11.6cm">
          <text:p/>
        </draw:line>
        <draw:line draw:style-name="gr12" draw:text-style-name="P7" draw:layer="layout" svg:x1="2.1cm" svg:y1="9.7cm" svg:x2="2.1cm" svg:y2="11.1cm">
          <text:p/>
        </draw:line>
        <draw:frame draw:style-name="gr13" draw:text-style-name="P9" draw:layer="layout" svg:width="1.2cm" svg:height="1.275cm" svg:x="10.5cm" svg:y="16.8cm">
          <draw:text-box>
            <text:p><text:span text:style-name="T3">8</text:span></text:p>
          </draw:text-box>
        </draw:frame>
        <draw:frame draw:style-name="gr13" draw:text-style-name="P9" draw:layer="layout" svg:width="1.2cm" svg:height="1.275cm" svg:x="18cm" svg:y="3.425cm">
          <draw:text-box>
            <text:p><text:span text:style-name="T3">3</text:span></text:p>
          </draw:text-box>
        </draw:frame>
        <draw:frame draw:style-name="gr13" draw:text-style-name="P9" draw:layer="layout" svg:width="1.2cm" svg:height="1.275cm" svg:x="2.6cm" svg:y="9.6cm">
          <draw:text-box>
            <text:p><text:span text:style-name="T3">4</text:span></text:p>
          </draw:text-box>
        </draw:frame>
        <draw:frame draw:style-name="gr13" draw:text-style-name="P9" draw:layer="layout" svg:width="1.2cm" svg:height="1.275cm" svg:x="2.7cm" svg:y="16.4cm">
          <draw:text-box>
            <text:p><text:span text:style-name="T3">7</text:span></text:p>
          </draw:text-box>
        </draw:frame>
        <draw:frame draw:style-name="gr14" draw:text-style-name="P9" draw:layer="layout" svg:width="1.2cm" svg:height="1.299cm" svg:x="18.3cm" svg:y="10.101cm">
          <draw:text-box>
            <text:p><text:span text:style-name="T3">6</text:span></text:p>
          </draw:text-box>
        </draw:frame>
        <draw:frame draw:style-name="gr13" draw:text-style-name="P9" draw:layer="layout" svg:width="1.2cm" svg:height="1.275cm" svg:x="10.4cm" svg:y="3.425cm">
          <draw:text-box>
            <text:p><text:span text:style-name="T3">2</text:span></text:p>
          </draw:text-box>
        </draw:frame>
        <draw:frame draw:style-name="gr13" draw:text-style-name="P9" draw:layer="layout" svg:width="1.2cm" svg:height="1.275cm" svg:x="2.7cm" svg:y="3.4cm">
          <draw:text-box>
            <text:p><text:span text:style-name="T3">1</text:span></text:p>
          </draw:text-box>
        </draw:frame>
        <draw:frame draw:style-name="gr13" draw:text-style-name="P9" draw:layer="layout" svg:width="1.2cm" svg:height="1.275cm" svg:x="10.8cm" svg:y="9.7cm">
          <draw:text-box>
            <text:p><text:span text:style-name="T3">5</text:span></text:p>
          </draw:text-box>
        </draw:frame>
        <draw:frame draw:style-name="gr6" draw:text-style-name="P6" draw:layer="layout" svg:width="0.6cm" svg:height="0.962cm" svg:x="2.87cm" svg:y="6.3cm">
          <draw:text-box>
            <text:p>+</text:p>
          </draw:text-box>
        </draw:frame>
        <draw:frame draw:style-name="gr6" draw:text-style-name="P6" draw:layer="layout" svg:width="0.7cm" svg:height="0.962cm" svg:x="2.95cm" svg:y="7.1cm">
          <draw:text-box>
            <text:p>-</text:p>
          </draw:text-box>
        </draw:frame>
        <draw:line draw:style-name="gr7" draw:text-style-name="P7" draw:layer="layout" svg:x1="17.9cm" svg:y1="11.1cm" svg:x2="17.9cm" svg:y2="12.4cm">
          <text:p/>
        </draw:line>
        <draw:frame draw:style-name="gr11" draw:text-style-name="P9" draw:layer="layout" svg:width="1cm" svg:height="0.9cm" svg:x="17cm" svg:y="11.6cm">
          <draw:text-box>
            <text:p><text:span text:style-name="T2">Ic</text:span></text:p>
          </draw:text-box>
        </draw:frame>
        <draw:frame draw:style-name="gr8" draw:text-style-name="P9" draw:layer="layout" svg:width="1.3cm" svg:height="1.427cm" svg:x="1.6cm" svg:y="5.673cm">
          <draw:text-box>
            <text:p><text:span text:style-name="T2">Vs</text:span></text:p>
            <text:p><text:span text:style-name="T2"/></text:p>
          </draw:text-box>
        </draw:frame>
        <draw:custom-shape draw:style-name="gr15" draw:text-style-name="P4" draw:layer="layout" svg:width="0.2cm" svg:height="0.8cm" svg:x="18.3cm" svg:y="13.21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7.16cm" svg:y1="13.224cm" svg:x2="19.56cm" svg:y2="13.224cm">
          <text:p/>
        </draw:line>
        <draw:line draw:style-name="gr16" draw:text-style-name="P7" draw:layer="layout" svg:x1="17.16cm" svg:y1="14cm" svg:x2="19.56cm" svg:y2="14cm">
          <text:p/>
        </draw:line>
        <draw:frame draw:style-name="gr17" draw:text-style-name="P10" draw:layer="layout" svg:width="0.6cm" svg:height="0.839cm" svg:x="16.6cm" svg:y="14cm">
          <draw:text-box>
            <text:p><text:span text:style-name="T2">C</text:span></text:p>
          </draw:text-box>
        </draw:frame>
        <draw:line draw:style-name="gr7" draw:text-style-name="P7" draw:layer="layout" svg:x1="8.3cm" svg:y1="5.4cm" svg:x2="6.4cm" svg:y2="5.4cm">
          <text:p/>
        </draw:line>
        <draw:line draw:style-name="gr7" draw:text-style-name="P7" draw:layer="layout" svg:x1="15.7cm" svg:y1="5.4cm" svg:x2="13.7cm" svg:y2="5.4cm">
          <text:p/>
        </draw:line>
        <draw:line draw:style-name="gr7" draw:text-style-name="P7" draw:layer="layout" svg:x1="12.2cm" svg:y1="7.8cm" svg:x2="12.2cm" svg:y2="5.9cm">
          <text:p/>
        </draw:line>
        <draw:line draw:style-name="gr7" draw:text-style-name="P7" draw:layer="layout" svg:x1="4.7cm" svg:y1="6cm" svg:x2="4.7cm" svg:y2="7.9cm">
          <text:p/>
        </draw:line>
        <draw:line draw:style-name="gr7" draw:text-style-name="P7" draw:layer="layout" svg:x1="13.7cm" svg:y1="11.6cm" svg:x2="15.6cm" svg:y2="11.6cm">
          <text:p/>
        </draw:line>
        <draw:line draw:style-name="gr7" draw:text-style-name="P7" draw:layer="layout" svg:x1="6cm" svg:y1="11.6cm" svg:x2="7.9cm" svg:y2="11.6cm">
          <text:p/>
        </draw:line>
        <draw:line draw:style-name="gr7" draw:text-style-name="P7" draw:layer="layout" svg:x1="5.9cm" svg:y1="15.414cm" svg:x2="7.8cm" svg:y2="15.414cm">
          <text:p/>
        </draw:line>
        <draw:line draw:style-name="gr7" draw:text-style-name="P7" draw:layer="layout" svg:x1="9.7cm" svg:y1="12.5cm" svg:x2="9.7cm" svg:y2="14.4cm">
          <text:p/>
        </draw:line>
        <draw:frame draw:style-name="gr18" draw:text-style-name="P12" draw:layer="layout" svg:width="1.1cm" svg:height="1.6cm" svg:x="6.9cm" svg:y="5.4cm">
          <draw:text-box>
            <text:p text:style-name="P11"><text:span text:style-name="T2">I1</text:span></text:p>
          </draw:text-box>
        </draw:frame>
        <draw:frame draw:style-name="gr18" draw:text-style-name="P12" draw:layer="layout" svg:width="1.1cm" svg:height="1.6cm" svg:x="4.7cm" svg:y="6.486cm">
          <draw:text-box>
            <text:p text:style-name="P11"><text:span text:style-name="T2">Is</text:span></text:p>
          </draw:text-box>
        </draw:frame>
        <draw:frame draw:style-name="gr18" draw:text-style-name="P12" draw:layer="layout" svg:width="1.1cm" svg:height="1.6cm" svg:x="14.3cm" svg:y="5.6cm">
          <draw:text-box>
            <text:p text:style-name="P11"><text:span text:style-name="T2">I2</text:span></text:p>
          </draw:text-box>
        </draw:frame>
        <draw:frame draw:style-name="gr18" draw:text-style-name="P12" draw:layer="layout" svg:width="1.1cm" svg:height="1.6cm" svg:x="12.2cm" svg:y="6.6cm">
          <draw:text-box>
            <text:p text:style-name="P11"><text:span text:style-name="T2">I3</text:span></text:p>
          </draw:text-box>
        </draw:frame>
        <draw:frame draw:style-name="gr18" draw:text-style-name="P12" draw:layer="layout" svg:width="1.1cm" svg:height="1.6cm" svg:x="14.2cm" svg:y="11.5cm">
          <draw:text-box>
            <text:p text:style-name="P11"><text:span text:style-name="T2">I5</text:span></text:p>
          </draw:text-box>
        </draw:frame>
        <draw:frame draw:style-name="gr18" draw:text-style-name="P12" draw:layer="layout" svg:width="1.1cm" svg:height="1.6cm" svg:x="6.3cm" svg:y="14.7cm">
          <draw:text-box>
            <text:p text:style-name="P11"><text:span text:style-name="T2">I7</text:span></text:p>
          </draw:text-box>
        </draw:frame>
        <draw:frame draw:style-name="gr18" draw:text-style-name="P12" draw:layer="layout" svg:width="1.1cm" svg:height="1.6cm" svg:x="8.9cm" svg:y="12.9cm">
          <draw:text-box>
            <text:p text:style-name="P11"><text:span text:style-name="T2">I6</text:span></text:p>
          </draw:text-box>
        </draw:frame>
        <draw:frame draw:style-name="gr18" draw:text-style-name="P12" draw:layer="layout" svg:width="1.1cm" svg:height="1.6cm" svg:x="6.4cm" svg:y="11.5cm">
          <draw:text-box>
            <text:p text:style-name="P11"><text:span text:style-name="T2">I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5T19:11:10.255244913</dc:date>
    <meta:editing-duration>PT50M43S</meta:editing-duration>
    <meta:editing-cycles>7</meta:editing-cycles>
    <meta:generator>LibreOffice/6.4.6.2$Linux_X86_64 LibreOffice_project/40$Build-2</meta:generator>
    <meta:document-statistic meta:object-count="68"/>
  </office:meta>
</office:document-meta>
</file>